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2.002cm"/>
          <style:tab-stop style:position="17cm" style:type="right"/>
        </style:tab-stops>
      </style:paragraph-properties>
      <style:text-properties officeooo:rsid="00436b88" officeooo:paragraph-rsid="00436b8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9613" officeooo:paragraph-rsid="001c961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db39a" officeooo:paragraph-rsid="001db39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db39a" officeooo:paragraph-rsid="0072011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e2b99" officeooo:paragraph-rsid="001e2b9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eeaf1" officeooo:paragraph-rsid="001eeaf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eeaf1" officeooo:paragraph-rsid="0029ad9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0dbd9" officeooo:paragraph-rsid="0020dbd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27a49" officeooo:paragraph-rsid="0029ad9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27a49" officeooo:paragraph-rsid="00517b0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4c352f" officeooo:paragraph-rsid="004c352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5cdfb" officeooo:paragraph-rsid="0025cdf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6773d7" officeooo:paragraph-rsid="006773d7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29ad95" officeooo:paragraph-rsid="001db39a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4c352f" officeooo:paragraph-rsid="004c352f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4c352f" officeooo:paragraph-rsid="00632afe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1e2b99" officeooo:paragraph-rsid="001e2b99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1eeaf1" officeooo:paragraph-rsid="00564911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paragraph-rsid="00572d14"/>
    </style:style>
    <style:style style:name="P20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4c352f" officeooo:paragraph-rsid="004db471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1e2b99" officeooo:paragraph-rsid="001e2b99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29ad95" officeooo:paragraph-rsid="00720116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normal" officeooo:rsid="001eeaf1" officeooo:paragraph-rsid="0029ad95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normal" officeooo:rsid="001db39a" officeooo:paragraph-rsid="001db39a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normal" officeooo:rsid="00720116" officeooo:paragraph-rsid="00720116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1eeaf1" officeooo:paragraph-rsid="0029ad95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c61ab" officeooo:paragraph-rsid="004c61ab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587082" officeooo:paragraph-rsid="00587082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5b1e0a" officeooo:paragraph-rsid="005b1e0a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db471" officeooo:paragraph-rsid="0065a7b7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65a7b7" officeooo:paragraph-rsid="0065a7b7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720116" officeooo:paragraph-rsid="00720116" style:font-weight-asian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.101cm" fo:margin-right="0cm" fo:text-align="justify" style:justify-single-word="false" fo:text-indent="0cm" style:auto-text-indent="false" style:page-number="auto" fo:background-color="transparent"/>
      <style:text-properties fo:font-weight="normal" officeooo:rsid="004c352f" officeooo:paragraph-rsid="005ea36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02044" officeooo:paragraph-rsid="007d8f88" style:font-weight-asian="normal" style:font-weight-complex="normal"/>
    </style:style>
    <style:style style:name="T1" style:family="text">
      <style:text-properties officeooo:rsid="00735bb8"/>
    </style:style>
    <style:style style:name="T2" style:family="text">
      <style:text-properties officeooo:rsid="001e2b99"/>
    </style:style>
    <style:style style:name="T3" style:family="text">
      <style:text-properties fo:font-weight="bold" officeooo:rsid="001e2b99" style:font-weight-asian="bold" style:font-weight-complex="bold"/>
    </style:style>
    <style:style style:name="T4" style:family="text">
      <style:text-properties fo:font-weight="bold" officeooo:rsid="00231013" style:font-weight-asian="bold" style:font-weight-complex="bold"/>
    </style:style>
    <style:style style:name="T5" style:family="text">
      <style:text-properties fo:font-weight="bold" officeooo:rsid="00343567" style:font-weight-asian="bold" style:font-weight-complex="bold"/>
    </style:style>
    <style:style style:name="T6" style:family="text">
      <style:text-properties fo:font-weight="bold" officeooo:rsid="0025cdfb" style:font-weight-asian="bold" style:font-weight-complex="bold"/>
    </style:style>
    <style:style style:name="T7" style:family="text">
      <style:text-properties officeooo:rsid="001eeaf1"/>
    </style:style>
    <style:style style:name="T8" style:family="text">
      <style:text-properties officeooo:rsid="0020dbd9"/>
    </style:style>
    <style:style style:name="T9" style:family="text">
      <style:text-properties officeooo:rsid="00213eb5"/>
    </style:style>
    <style:style style:name="T10" style:family="text">
      <style:text-properties officeooo:rsid="00217258"/>
    </style:style>
    <style:style style:name="T11" style:family="text">
      <style:text-properties officeooo:rsid="00227a49"/>
    </style:style>
    <style:style style:name="T12" style:family="text">
      <style:text-properties officeooo:rsid="00231013"/>
    </style:style>
    <style:style style:name="T13" style:family="text">
      <style:text-properties officeooo:rsid="0024fb85"/>
    </style:style>
    <style:style style:name="T14" style:family="text">
      <style:text-properties officeooo:rsid="0025cdfb"/>
    </style:style>
    <style:style style:name="T15" style:family="text">
      <style:text-properties officeooo:rsid="002855dd"/>
    </style:style>
    <style:style style:name="T16" style:family="text">
      <style:text-properties officeooo:rsid="0029ad95"/>
    </style:style>
    <style:style style:name="T17" style:family="text">
      <style:text-properties officeooo:rsid="002e01d0"/>
    </style:style>
    <style:style style:name="T18" style:family="text">
      <style:text-properties officeooo:rsid="002eb169"/>
    </style:style>
    <style:style style:name="T19" style:family="text">
      <style:text-properties officeooo:rsid="00309c77"/>
    </style:style>
    <style:style style:name="T20" style:family="text">
      <style:text-properties officeooo:rsid="00325e35"/>
    </style:style>
    <style:style style:name="T21" style:family="text">
      <style:text-properties officeooo:rsid="00342931"/>
    </style:style>
    <style:style style:name="T22" style:family="text">
      <style:text-properties officeooo:rsid="00343567"/>
    </style:style>
    <style:style style:name="T23" style:family="text">
      <style:text-properties officeooo:rsid="00360fd0"/>
    </style:style>
    <style:style style:name="T24" style:family="text">
      <style:text-properties officeooo:rsid="0036323e"/>
    </style:style>
    <style:style style:name="T25" style:family="text">
      <style:text-properties officeooo:rsid="0037d89c"/>
    </style:style>
    <style:style style:name="T26" style:family="text">
      <style:text-properties officeooo:rsid="0039ccf2"/>
    </style:style>
    <style:style style:name="T27" style:family="text">
      <style:text-properties officeooo:rsid="003bb47a"/>
    </style:style>
    <style:style style:name="T28" style:family="text">
      <style:text-properties officeooo:rsid="003c5996"/>
    </style:style>
    <style:style style:name="T29" style:family="text">
      <style:text-properties officeooo:rsid="0045fb55"/>
    </style:style>
    <style:style style:name="T30" style:family="text">
      <style:text-properties officeooo:rsid="0047777c"/>
    </style:style>
    <style:style style:name="T31" style:family="text">
      <style:text-properties officeooo:rsid="004c352f"/>
    </style:style>
    <style:style style:name="T32" style:family="text">
      <style:text-properties fo:font-weight="normal" officeooo:rsid="002855dd" style:font-weight-asian="normal" style:font-weight-complex="normal"/>
    </style:style>
    <style:style style:name="T33" style:family="text">
      <style:text-properties fo:font-weight="normal" officeooo:rsid="002e01d0" style:font-weight-asian="normal" style:font-weight-complex="normal"/>
    </style:style>
    <style:style style:name="T34" style:family="text">
      <style:text-properties officeooo:rsid="004c61ab"/>
    </style:style>
    <style:style style:name="T35" style:family="text">
      <style:text-properties officeooo:rsid="004db471"/>
    </style:style>
    <style:style style:name="T36" style:family="text">
      <style:text-properties officeooo:rsid="004f68fd"/>
    </style:style>
    <style:style style:name="T37" style:family="text">
      <style:text-properties officeooo:rsid="00517b04"/>
    </style:style>
    <style:style style:name="T38" style:family="text">
      <style:text-properties officeooo:rsid="0052398d"/>
    </style:style>
    <style:style style:name="T39" style:family="text">
      <style:text-properties officeooo:rsid="0053e508"/>
    </style:style>
    <style:style style:name="T40" style:family="text">
      <style:text-properties officeooo:rsid="0054b82d"/>
    </style:style>
    <style:style style:name="T41" style:family="text">
      <style:text-properties officeooo:rsid="00553afa"/>
    </style:style>
    <style:style style:name="T42" style:family="text">
      <style:text-properties officeooo:rsid="00572d14"/>
    </style:style>
    <style:style style:name="T43" style:family="text">
      <style:text-properties officeooo:rsid="00587082"/>
    </style:style>
    <style:style style:name="T44" style:family="text">
      <style:text-properties officeooo:rsid="005a6db1"/>
    </style:style>
    <style:style style:name="T45" style:family="text">
      <style:text-properties officeooo:rsid="005a9c4f"/>
    </style:style>
    <style:style style:name="T46" style:family="text">
      <style:text-properties officeooo:rsid="005b1e0a"/>
    </style:style>
    <style:style style:name="T47" style:family="text">
      <style:text-properties officeooo:rsid="005ea36c"/>
    </style:style>
    <style:style style:name="T48" style:family="text">
      <style:text-properties officeooo:rsid="005ebf54"/>
    </style:style>
    <style:style style:name="T49" style:family="text">
      <style:text-properties officeooo:rsid="0060a1d6"/>
    </style:style>
    <style:style style:name="T50" style:family="text">
      <style:text-properties style:text-underline-style="solid" style:text-underline-width="auto" style:text-underline-color="font-color" officeooo:rsid="0029ad95"/>
    </style:style>
    <style:style style:name="T51" style:family="text">
      <style:text-properties officeooo:rsid="0065a7b7"/>
    </style:style>
    <style:style style:name="T52" style:family="text">
      <style:text-properties officeooo:rsid="00692acc"/>
    </style:style>
    <style:style style:name="T53" style:family="text">
      <style:text-properties officeooo:rsid="00720116"/>
    </style:style>
    <style:style style:name="T54" style:family="text">
      <style:text-properties officeooo:rsid="001db39a"/>
    </style:style>
    <style:style style:name="T55" style:family="text">
      <style:text-properties officeooo:rsid="00743e5b"/>
    </style:style>
    <style:style style:name="T56" style:family="text">
      <style:text-properties officeooo:rsid="0074a0b7"/>
    </style:style>
    <style:style style:name="T57" style:family="text">
      <style:text-properties officeooo:rsid="0075a0fd"/>
    </style:style>
    <style:style style:name="T58" style:family="text">
      <style:text-properties officeooo:rsid="007c24e8"/>
    </style:style>
    <style:style style:name="T59" style:family="text">
      <style:text-properties officeooo:rsid="007f5c6b"/>
    </style:style>
    <style:style style:name="T60" style:family="text">
      <style:text-properties officeooo:rsid="00809425"/>
    </style:style>
    <style:style style:name="T61" style:family="text">
      <style:text-properties style:text-underline-style="none" officeooo:rsid="0029ad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nots concept – yet another computing solution</text:p>
      <text:p text:style-name="P3">1) knots computer is a<text:span text:style-name="T7">n</text:span> internal network-based fat client computer architecture for GPGPU computing with practical aspects in mind. It is designed for small Research &amp; Development up to 10 people teams. It consists of a <text:span text:style-name="T15">collection of</text:span> fully operational <text:span text:style-name="T15">user</text:span> workstation<text:span text:style-name="T15">s</text:span> and a background distributed computing architecture,</text:p>
      <text:p text:style-name="P3">2) <text:span text:style-name="T15">i</text:span>t is based on Linux operating system and <text:span text:style-name="T15">NVidia</text:span> CUDA <text:span text:style-name="T40">C</text:span> <text:span text:style-name="T8">GPU programming language</text:span> <text:span text:style-name="T2">provided independently of single user Personal Computer workloads ( processes could be proritisied with usage of #nice, for smooth OS work ),</text:span></text:p>
      <text:p text:style-name="P3">3) single knot <text:span text:style-name="T7">( from overal recommended 10 knots per switch )</text:span> <text:span text:style-name="T7">proposition</text:span>:</text:p>
      <text:p text:style-name="P3"><text:tab/><text:span text:style-name="T29">MOTHERBOARD</text:span>: FM2A88X Extreme6 ( <text:span text:style-name="T30">1</text:span>xPCIe 3.0 x<text:span text:style-name="T30">16</text:span>; 1xPCIe 3.0 x4; ATX format ),</text:p>
      <text:p text:style-name="P3"><text:tab/>CPU: AMD A10 7850k <text:span text:style-name="T18">( Accelerated Processing Unit – CPU with GPU )</text:span>,</text:p>
      <text:p text:style-name="P3"><text:tab/>RAM: 2x8GB 1333MHz <text:span text:style-name="T8">( majority of users works seldom exceeds 6GB of used RAM ),</text:span></text:p>
      <text:p text:style-name="P3"><text:tab/>HDD: <text:span text:style-name="T38">4</text:span>x<text:span text:style-name="T8">12</text:span>0GB SSD Goodram CX 300 in RAID 0 configuration,</text:p>
      <text:p text:style-name="P24">NET: <text:span text:style-name="T21">1</text:span>port 10GbE PCIe adapter ( <text:span text:style-name="T45">L</text:span>R SFP+ GBIC – <text:span text:style-name="T44">up to 10km; AOC SFP+ up to 100m</text:span> ) <text:span text:style-name="T26">at PCIE5 slot</text:span>,</text:p>
      <text:p text:style-name="P3"><text:tab/>GPGPU: <text:span text:style-name="T2">user-independent</text:span> <text:span text:style-name="T3">GTX 1070 8GB </text:span><text:span text:style-name="T26">at</text:span><text:span text:style-name="T5"> </text:span><text:span text:style-name="T22">PCIE2 slot, ( theoreticall ~3.4TFLOPS ),</text:span></text:p>
      <text:p text:style-name="P3"><text:tab/><text:span text:style-name="T2">MONITOR: 2x23.8’’ HP 24er connected to motherboard,</text:span></text:p>
      <text:p text:style-name="P3"><text:tab/><text:span text:style-name="T2">HEADSET: Sennheiser HD280, keyboard: Lenovo Combo,</text:span></text:p>
      <text:p text:style-name="P14"><text:span text:style-name="T24">STUFF: </text:span>case with at least 500W power suply; pendrive;</text:p>
      <text:p text:style-name="P5">4) <text:span text:style-name="T15">internal 10GbE network + disk array knot:</text:span></text:p>
      <text:p text:style-name="P19"><text:span text:style-name="T32">-10GbE stacking switch ( </text:span>Ubiquiti ES-16-XG:<text:span text:style-name="T32"> 4x10GbE Cat7 </text:span><text:span text:style-name="T33">uplinks</text:span><text:span text:style-name="T32"> + 12x 10GbE SFP+ ),</text:span></text:p>
      <text:p text:style-name="P17"><text:span text:style-name="T15">-ordinary knot without GPU + </text:span>network drives on <text:span text:style-name="T15">two</text:span> <text:span text:style-name="T7">ancient Dell</text:span> MD1000 <text:span text:style-name="T14">with </text:span><text:span text:style-name="T6">new </text:span><text:span text:style-name="T14">disks<text:line-break/>( </text:span>30TB <text:span text:style-name="T19">on 2TB SATA 7.2krpm; RAID 5 )</text:span> <text:span text:style-name="T7">accessible via 8Gigabit Fibre Channel. Disk arrays are in RAID 0 configuration in total RAID 50 ( hardware RAID’s 5 + software RAID 0 ),</text:span></text:p>
      <text:p text:style-name="P21">-<text:span text:style-name="T39">such slow disk array should do the job, during current workloads,</text:span></text:p>
      <text:p text:style-name="P5">5) internet connection <text:span text:style-name="T16">with</text:span> at least 300Mbps <text:span text:style-name="T16">bitrate</text:span> on 24ports <text:span text:style-name="T16">GbE</text:span> switch via <text:span text:style-name="T8">2</text:span> firewalls cascade <text:line-break/><text:span text:style-name="T8">( bought from different manufacturers ). Redundant access to knot is quite useful in author opinion,</text:span></text:p>
      <text:p text:style-name="P7">6) each knot is <text:span text:style-name="T26">internally</text:span> <text:span text:style-name="T26">interconnected via 10GbE</text:span> <text:span text:style-name="T16">switch. 10-knots set is easily extendable with switches, only disk array knot should be made on server with more PCIE slots ( f.e. Dell r910 ),</text:span></text:p>
      <text:p text:style-name="P7">7) <text:span text:style-name="T17">distibuted – computations </text:span>program development:</text:p>
      <text:p text:style-name="P18">-<text:span text:style-name="T41">knots could be efficiently programmed with OpenCL with AMD products only ( R9 Nano ),</text:span></text:p>
      <text:p text:style-name="P6"><text:tab/>-single GPGPU <text:span text:style-name="T49">productive</text:span> kernel program development at first step,</text:p>
      <text:p text:style-name="P23">-data distribution from <text:span text:style-name="T17">network disks</text:span> to <text:span text:style-name="T23">local drives via Samba ( local drives capacity is much bigger than memories ). Then data partially is consecutively loaded to RAM</text:span> <text:span text:style-name="T17">s</text:span>hared memory <text:span text:style-name="T8">( #shmget ),</text:span> </text:p>
      <text:p text:style-name="P26">-GPGPU works <text:span text:style-name="T16">on</text:span> shared memory on its host <text:span text:style-name="T16">( some problems can be solved with direct reads from network to GPU memory, but author</text:span><text:span text:style-name="T61"> does not u</text:span><text:span text:style-name="T16">sed such solution ),</text:span></text:p>
      <text:p text:style-name="P6"><text:tab/>-background <text:span text:style-name="T8">Operating System </text:span>service for shared memory handling,</text:p>
      <text:p text:style-name="P6"><text:tab/>-GNU Parallel ( please cite ) package functionality <text:span text:style-name="T27">for</text:span> work deployment,</text:p>
      <text:p text:style-name="P6"><text:tab/>-<text:span text:style-name="T13">background service for turning off unused knots and Wake on LAN magic packets,</text:span></text:p>
      <text:p text:style-name="P6">8) 10GbE is less problematic, <text:span text:style-name="T11">much</text:span> more popular <text:span text:style-name="T28">and poses higher capabilities</text:span> than some exotics like Infiniband and Fibre Channel <text:span text:style-name="T14">network devices -</text:span> but it is slower <text:span text:style-name="T14">with higher connection latency</text:span>,</text:p>
      <text:p text:style-name="P8"><text:span text:style-name="T16">9</text:span>) data distribution <text:span text:style-name="T28">between knots</text:span> via network is <text:span text:style-name="T17">~8 times</text:span> slower than RAM shared memory <text:span text:style-name="T14">access.</text:span> <text:span text:style-name="T28">C</text:span>omputational problem<text:span text:style-name="T11">s</text:span> should be assymetric in read-write <text:span text:style-name="T17">operations</text:span> to computation. <text:span text:style-name="T16">Please note quite acceptable connection between knots,</text:span></text:p>
      <text:p text:style-name="P8">1<text:span text:style-name="T16">0</text:span>) there are 4ports GbE PCIe adaptors which could be connected to switch <text:span text:style-name="T13">( for example 52 ports GbE )</text:span> via <text:span text:style-name="T13">knot</text:span> <text:span text:style-name="T13">4xGbE</text:span> aggregated link in more economic<text:span text:style-name="T13">al</text:span> <text:span text:style-name="T9">designs</text:span>,</text:p>
      <text:p text:style-name="P8">1<text:span text:style-name="T16">1</text:span>) please note some custom cas<text:span text:style-name="T10">es</text:span> filled with vaseline oil providing significant heat distribution efficiency increase. <text:span text:style-name="T12">Long term high - load computations ( f.e. GPU’s database ) should be provided on the basis of two </text:span><text:span text:style-name="T4">GTX 1080ti</text:span><text:span text:style-name="T12">'s,</text:span></text:p>
      <text:p text:style-name="P12">1<text:span text:style-name="T16">2</text:span>) knots concept does not require devices airconditioning <text:span text:style-name="T25">resulting in lower overall system power,</text:span></text:p>
      <text:p text:style-name="P9">1<text:span text:style-name="T16">3</text:span>) above mentioned design <text:span text:style-name="T18">of 10 knots</text:span> might provide practical peak <text:span text:style-name="T20">of</text:span> ~<text:span text:style-name="T16">60</text:span>TFLOPS computational capabilities for <text:span text:style-name="T16">4</text:span>0k$. <text:span text:style-name="T14">Annually it could consume 18k$ of current at full load.</text:span></text:p>
      <text:p text:style-name="P11">14) one can take into consideration architecture of non-workstation knots for computation purposes. It is a simiral approach instead of few theoretical tricks:</text:p>
      <text:p text:style-name="P16">- there is no need for monitors, headsets, and HDD’s - use only pendrive <text:span text:style-name="T37">USB3.0</text:span> for operating system deployment, <text:span text:style-name="T44">knots could be cheaply attached via passive SFP+ DAC’s, additionally one can implement Multiple General Purpose Graphics Processing Units,</text:span></text:p>
      <text:p text:style-name="P33">- all data is read from internal network <text:span text:style-name="T35">to GPGPU memory – it’s integration must be checked for each transfer, there is a redundant need of signing files and fingerprints calculations,</text:span></text:p>
      <text:p text:style-name="P15"><text:soft-page-break/>- use some supervisor server for example Dell <text:span text:style-name="T47">R720xd 24SFF;</text:span> R<text:span text:style-name="T46">920</text:span>, populated with 2x ( 12xSSD’s in <text:line-break/>RAID0 ). <text:span text:style-name="T37">One can tests some other solutions f.e. Fujitsu RX2520 M1 SFF server,</text:span></text:p>
      <text:p text:style-name="P20">- <text:span text:style-name="T35">additionaly</text:span> use disk array Dell MD1220 24SFF, populated with 2x ( 12x SSD’s in RAID 0 at each controller ). Connect to Dell R<text:span text:style-name="T46">92</text:span>0 with two PCIe <text:span text:style-name="T42">Dell PERC </text:span>H8<text:span text:style-name="T43">1</text:span>0/ <text:span text:style-name="T44">PERC H710P</text:span> <text:span text:style-name="T37">( controllers PCIe2.0x8 bandwidth bottleneck )</text:span> controller <text:span text:style-name="T35">from each EMM</text:span>.</text:p>
      <text:p text:style-name="P20">- <text:span text:style-name="T35">c</text:span>onnect server to switch with acceptable capabilites f.e. Dell 8164f; Cisco Nexus N3K-C3064PQ-10GE, via two <text:span text:style-name="T34">or four </text:span>separate 40GbE PCIe <text:span text:style-name="T34">QSFP+ adaptors ( currently in 2017, as far as author know, there is no link aggregation for 40GE – knots must be divided on supervisor server addresses ). Additionally pleaso note, that QSFP+ adaptors requiers PCIe3.0 standard slot for full 40GE network support,</text:span></text:p>
      <text:p text:style-name="P20">- <text:span text:style-name="T39">mainly applicable for specific distributed computations: fast data accesses are economically costly in this architecture ( better suitable for more symmetric problems ),</text:span></text:p>
      <text:p text:style-name="P27">15) as far as author, know best disk array performance results are for <text:span text:style-name="T39">two-stages</text:span> <text:span text:style-name="T39">tree</text:span> <text:span text:style-name="T31">RAID 00 ( software RAID0 on hardware RAID’s 0 made on SSD’s ) in mdadm. There is some exotic solution like making a ramdisk on older servers with big RAM memories ( Dell R910, R810 ), directly connected via 10GbE’s, but it is only up to ~0.256TB of file system space at reasonable costs,</text:span></text:p>
      <text:p text:style-name="P28">16) during RAID configuration author cuts each drive to constant size ( each manufacturer make<text:span text:style-name="T48">s</text:span> products with some approximation in size <text:span text:style-name="T51">f.e.</text:span> 120GB SSD could be: 111.7GB, 111,71GB, 111,81GB, et cetera... ) at beggining of disk array configuration,</text:p>
      <text:p text:style-name="P29">17) <text:span text:style-name="T59">I have been told that</text:span> DAC’s have lower practical latencies,</text:p>
      <text:p text:style-name="P30">1<text:span text:style-name="T46">8</text:span>) cheapest SSD’s ( 120GB CX300 Goodram ) have greatest <text:span text:style-name="T39">capabilities:</text:span> <text:span text:style-name="T59">k</text:span>IOps / GB <text:span text:style-name="T37">of data</text:span> <text:span text:style-name="T36">( it is not the same coefficient as Read / Write throughput approximately ~400MBps ),</text:span></text:p>
      <text:p text:style-name="P31">19) There is a possibility for higher SSD efficiency in RAID 0 – additional use of USB3.0 ports with SATA-USB3.0 adaptors ( it could be usable in knot, at which one will develop code for other workstations ). There are some PCIe to USB3.0 adaptors which could extend it even more ( PCIe2.0 x1 has only 1GBps throughput resulting in only 2 disks per such adaptor <text:s/>). Disk array could be easily made with RAID controllers for example Dell PERC H200E; H710p etc. ( SATAI 3Gbps is only ~15% slower than real-long term SSD read/write capabilities ), with two miniSAS SFF8088 connectors populated with inline adapter 2xSFF8088 to 8x SATA. With aesthetics in mind one could use 2x( 4x2.5’’ ) SATA backplanes. Please note, that such system populated with SSD disks could be more ecological than obtaining single Dell MD1220 device without disks,</text:p>
      <text:p text:style-name="P32">20) one can find multiple knots as too much complicated, so let’s consider costly single-knot <text:span text:style-name="T57">concept</text:span>:</text:p>
      <text:p text:style-name="P25"><text:span text:style-name="T54">MOTHERBOARD: MSI X99 SLI PLUS ( 2xPCIe 3.0 x16; 2xPCIe 3.0 x8 ( x16 slot ); ATX format; 4 </text:span>non-ECC<text:span text:style-name="T54"> memory channels ),</text:span></text:p>
      <text:p text:style-name="P4"><text:tab/>CPU: <text:span text:style-name="T53">Intel Xeon 1650v4</text:span> <text:span text:style-name="T18">( 40 lanes PCI )</text:span>,</text:p>
      <text:p text:style-name="P4"><text:tab/>RAM: <text:span text:style-name="T53">4</text:span>x<text:span text:style-name="T53">16</text:span>GB <text:span text:style-name="T53">2400</text:span>MHz <text:span text:style-name="T53">DDR4 non-ECC,</text:span></text:p>
      <text:p text:style-name="P4"><text:tab/>HDD: <text:span text:style-name="T57">pendrive for fingerprints,</text:span></text:p>
      <text:p text:style-name="P4"><text:tab/><text:span text:style-name="T53">M</text:span>GPGPU: <text:span text:style-name="T53">2x coprocessor gtx1080ti 11GB;</text:span></text:p>
      <text:p text:style-name="P25">DISK ARRAY: 2x RAID controller: Dell PERC H810 ( external 2x SFF8088 ); 24 bay 2.5’’ Dell MD1200f with 240GB Goodram CX300 SSD configured in 2x ( 12x RAID0 ) via both modules,</text:p>
      <text:p text:style-name="P4"><text:tab/><text:span text:style-name="T2">MONITOR: 2x23.8’’ HP 24er,</text:span></text:p>
      <text:p text:style-name="P4"><text:tab/><text:span text:style-name="T2">HEADSET: Sennheiser HD280, keyboard: Lenovo Combo,</text:span></text:p>
      <text:p text:style-name="P22"><text:span text:style-name="T24">STUFF: </text:span>case with at least <text:span text:style-name="T1">8</text:span>00W power suply; <text:span text:style-name="T59">heatpiped radiators and additional fans ( bigger fan diameter provides better capabilities of cfm, and runs slower = less noisy ). </text:span></text:p>
      <text:p text:style-name="P34">Post Scriptum: <text:span text:style-name="T58">knots concept is intendend to be cheap – optimal, and to take advantages from already working architectures. At beginning of 2018y, ( for best author knowledge ) the most optimal, brand new design is MGPGPU server: Tyan GPU FT77C-B7079 populated with 8x GTX1080ti’s,</text:span></text:p>
      <text:p text:style-name="P10"><text:span text:style-name="T37">Post Post Scriptum: p</text:span>lease note, that knots capabilities could be easily extended with Volta microarchitecure devices in future <text:span text:style-name="T59">( there will be no significant increase in computational power, but in memory throughput – these two basis has two different effects of data processing efficiency )</text:span>,</text:p>
      <text:p text:style-name="P13">Post Post Post Scrpitum: <text:span text:style-name="T55">if</text:span> one is searching for some reasonable decryptor, one would design / <text:span text:style-name="T60">order</text:span> well-tes<text:span text:style-name="T52">ted</text:span> Application-Specific Integrated Circuit <text:span text:style-name="T52">and would buy enough amount of such devices. There could be a similar approach in RISC platform made by Adapte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2.002cm"/>
          <style:tab-stop style:position="17cm" style:type="right"/>
        </style:tab-stops>
      </style:paragraph-properties>
      <style:text-properties officeooo:rsid="00436b88" officeooo:paragraph-rsid="00436b88"/>
    </style:style>
    <style:style style:name="MT1" style:family="text">
      <style:text-properties officeooo:rsid="00735bb8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3</text:span>.0<text:span text:style-name="MT1">6</text:span>.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8:30:12.856508916</meta:creation-date>
    <dc:date>2018-01-29T19:27:43.342198334</dc:date>
    <meta:editing-duration>PT4H15M35S</meta:editing-duration>
    <meta:editing-cycles>82</meta:editing-cycles>
    <meta:generator>LibreOffice/5.4.1.2$Linux_X86_64 LibreOffice_project/40m0$Build-2</meta:generator>
    <meta:document-statistic meta:table-count="0" meta:image-count="0" meta:object-count="0" meta:page-count="2" meta:paragraph-count="59" meta:word-count="1459" meta:character-count="8925" meta:non-whitespace-character-count="7494"/>
  </office:meta>
</office:document-meta>
</file>